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333333" draw:fill-color="#c0c0c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333333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svg:stroke-color="#333333" draw:fill-color="#c0c0c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dash" draw:stroke-dash="Ultrafine_20_Dashed" svg:stroke-color="#c0c0c0" draw:fill="none" draw:textarea-vertical-align="middle"/>
    </style:style>
    <style:style style:name="gr7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333333" draw:fill-color="#cccccc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c0c0c0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9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xml:id="id6" draw:id="id6" draw:layer="layout" svg:width="0.4cm" svg:height="0.5cm" svg:x="10.7cm" svg:y="7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0.3cm" svg:height="0.3cm" svg:x="16.3cm" svg:y="17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0.2cm" svg:height="0.3cm" svg:x="16.9cm" svg:y="1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0.2cm" svg:height="0.2cm" svg:x="10.8cm" svg:y="18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line draw:style-name="gr3" draw:text-style-name="P1" draw:layer="layout" svg:x1="9.9cm" svg:y1="19.7cm" svg:x2="11.9cm" svg:y2="17.7cm">
            <text:p/>
          </draw:line>
          <draw:line draw:style-name="gr3" draw:text-style-name="P1" draw:layer="layout" svg:x1="9.9cm" svg:y1="17.7cm" svg:x2="11.9cm" svg:y2="19.7cm">
            <text:p/>
          </draw:line>
          <draw:custom-shape draw:style-name="gr4" draw:text-style-name="P1" draw:layer="layout" svg:width="1cm" svg:height="1cm" svg:x="9.4cm" svg:y="1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cm" svg:height="1cm" svg:x="11.4cm" svg:y="1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cm" svg:height="1cm" svg:x="9.4cm" svg:y="1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cm" svg:height="1cm" svg:x="11.4cm" svg:y="1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cm" svg:height="0.6cm" svg:x="10.6cm" svg:y="18.4cm">
            <text:p/>
            <draw:enhanced-geometry svg:viewBox="0 0 21600 21600" draw:type="rectangle" draw:enhanced-path="M 0 0 L 21600 0 21600 21600 0 21600 0 0 Z N"/>
          </draw:custom-shape>
        </draw:g>
        <draw:line draw:style-name="gr6" draw:text-style-name="P1" draw:layer="layout" svg:x1="2cm" svg:y1="16cm" svg:x2="18.3cm" svg:y2="16cm">
          <text:p/>
        </draw:line>
        <draw:custom-shape draw:style-name="gr7" draw:text-style-name="P1" xml:id="id1" draw:id="id1" draw:layer="layout" svg:width="3.6cm" svg:height="1cm" svg:x="9.1cm" svg:y="14.2cm">
          <text:p text:style-name="P1">mwi binar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1" draw:layer="layout" draw:type="line" svg:x1="10.9cm" svg:y1="15.2cm" svg:x2="10.9cm" svg:y2="18.4cm" draw:start-shape="id1" draw:start-glue-point="6" draw:end-shape="id2" draw:end-glue-point="4" svg:d="m10900 15200v3200">
          <text:p text:style-name="P1">serial</text:p>
        </draw:connector>
        <draw:custom-shape draw:style-name="gr7" draw:text-style-name="P1" xml:id="id3" draw:id="id3" draw:layer="layout" svg:width="3cm" svg:height="1cm" svg:x="9.4cm" svg:y="11.2cm">
          <text:p text:style-name="P1">mavlink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text-style-name="P1" draw:layer="layout" draw:type="line" svg:x1="10.9cm" svg:y1="12.2cm" svg:x2="10.9cm" svg:y2="14.2cm" draw:start-shape="id3" draw:start-glue-point="6" draw:end-shape="id1" draw:end-glue-point="4" svg:d="m10900 12200v2000">
          <text:p/>
        </draw:connector>
        <draw:custom-shape draw:style-name="gr7" draw:text-style-name="P1" xml:id="id5" draw:id="id5" draw:layer="layout" svg:width="3.9cm" svg:height="1cm" svg:x="14.5cm" svg:y="14.2cm">
          <text:p text:style-name="P1">vide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1.1cm" svg:height="0.7cm" svg:x="15.8cm" svg:y="17.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338cm" svg:y1="18.6cm" svg:x2="16cm" svg:y2="19.3cm">
          <text:p/>
        </draw:line>
        <draw:line draw:style-name="gr3" draw:text-style-name="P1" draw:layer="layout" svg:x1="16.901cm" svg:y1="19.3cm" svg:x2="16.563cm" svg:y2="18.6cm">
          <text:p/>
        </draw:line>
        <draw:connector draw:style-name="gr10" draw:text-style-name="P1" draw:layer="layout" draw:type="line" svg:x1="16.45cm" svg:y1="17.9cm" svg:x2="16.45cm" svg:y2="15.2cm" draw:start-shape="id4" draw:start-glue-point="4" draw:end-shape="id5" svg:d="m16450 17900v-2700">
          <text:p text:style-name="P1">2,4ghz / v4l</text:p>
        </draw:connector>
        <draw:connector draw:style-name="gr11" draw:text-style-name="P1" draw:layer="layout" draw:type="line" svg:x1="16.45cm" svg:y1="14.2cm" svg:x2="10.9cm" svg:y2="12.2cm" draw:start-shape="id5" draw:start-glue-point="4" draw:end-shape="id3" draw:end-glue-point="6" svg:d="m16450 14200-5550-2000">
          <text:p/>
        </draw:connector>
        <draw:line draw:style-name="gr6" draw:text-style-name="P1" draw:layer="layout" svg:x1="2cm" svg:y1="10cm" svg:x2="18.3cm" svg:y2="10cm">
          <text:p/>
        </draw:line>
        <draw:g>
          <draw:custom-shape draw:style-name="gr12" draw:text-style-name="P1" draw:layer="layout" svg:width="4.1cm" svg:height="1.097cm" svg:x="8.9cm" svg:y="7.102cm">
            <text:p/>
            <draw:enhanced-geometry svg:viewBox="0 0 21600 21600" draw:glue-points="?f6 10800 10800 21600 ?f5 10800 10800 0" draw:text-areas="?f3 ?f3 ?f4 ?f4" draw:mirror-horizontal="false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" draw:text-style-name="P1" draw:layer="layout" svg:width="2.928cm" svg:height="2.273cm" svg:x="9.486cm" svg:y="5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636cm" svg:height="1.959cm" svg:x="9.632cm" svg:y="5.457cm">
            <text:p/>
            <draw:enhanced-geometry svg:viewBox="0 0 21600 21600" draw:type="rectangle" draw:enhanced-path="M 0 0 L 21600 0 21600 21600 0 21600 0 0 Z N"/>
          </draw:custom-shape>
        </draw:g>
        <draw:connector draw:style-name="gr8" draw:text-style-name="P1" draw:layer="layout" draw:type="line" svg:x1="10.9cm" svg:y1="11.2cm" svg:x2="10.9cm" svg:y2="8.2cm" draw:start-shape="id3" draw:start-glue-point="4" draw:end-shape="id6" draw:end-glue-point="6" svg:d="m10900 11200v-3000">
          <text:p text:style-name="P1">udp</text:p>
        </draw:connector>
        <draw:line draw:style-name="gr13" draw:text-style-name="P1" draw:layer="layout" svg:x1="7cm" svg:y1="2cm" svg:x2="7.1cm" svg:y2="22.9cm">
          <text:p/>
        </draw:line>
        <draw:frame draw:style-name="gr14" draw:text-style-name="P2" draw:layer="layout" svg:width="5.3cm" svg:height="1.214cm" svg:x="1.5cm" svg:y="6.086cm">
          <draw:text-box>
            <text:p text:style-name="P2">qgroundcontrol</text:p>
          </draw:text-box>
        </draw:frame>
        <draw:frame draw:style-name="gr14" draw:text-style-name="P2" draw:layer="layout" svg:width="5.3cm" svg:height="1.214cm" svg:x="1.4cm" svg:y="12.586cm">
          <draw:text-box>
            <text:p text:style-name="P2">mwi-gc</text:p>
          </draw:text-box>
        </draw:frame>
        <draw:frame draw:style-name="gr14" draw:text-style-name="P2" draw:layer="layout" svg:width="5.3cm" svg:height="1.214cm" svg:x="1.6cm" svg:y="17.986cm">
          <draw:text-box>
            <text:p text:style-name="P2">mwi /video link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'DejaVu Sans Ligh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30T21:40:31</meta:creation-date>
    <dc:date>2012-04-30T22:29:39</dc:date>
    <meta:editing-duration>PT1M35S</meta:editing-duration>
    <meta:editing-cycles>1</meta:editing-cycles>
    <meta:document-statistic meta:object-count="33"/>
    <meta:generator>LibreOffice/3.4$Unix LibreOffice_project/340m1$Build-302</meta:generator>
  </office:meta>
</office:document-meta>
</file>